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47aa" officeooo:paragraph-rsid="000347aa"/>
    </style:style>
    <style:style style:name="P2" style:family="paragraph" style:parent-style-name="Standard">
      <style:text-properties style:font-name="Arial" fo:font-size="12pt" fo:font-weight="normal" officeooo:rsid="0004b9ca" officeooo:paragraph-rsid="0004b9ca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6pt" fo:font-weight="bold" officeooo:rsid="000347aa" officeooo:paragraph-rsid="0004ab07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rsid="000347aa" officeooo:paragraph-rsid="000347aa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.499cm" loext:contextual-spacing="false"/>
      <style:text-properties fo:color="#000000" style:font-name="Arial" fo:font-size="12pt" fo:font-weight="normal" officeooo:rsid="0004b9ca" officeooo:paragraph-rsid="0004b9ca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fo:font-size="12pt" fo:font-weight="normal" officeooo:rsid="0004b9ca" officeooo:paragraph-rsid="0004b9ca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Courier New" fo:font-size="9pt" fo:font-weight="normal" officeooo:rsid="0004b9ca" officeooo:paragraph-rsid="0004b9ca" style:font-size-asian="10.5pt" style:font-weight-asian="normal" style:font-size-complex="12pt" style:font-weight-complex="normal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Preformatted_20_Text">
      <style:text-properties fo:color="#000000" style:font-name="Courier New" fo:font-size="9pt" officeooo:rsid="000347aa" officeooo:paragraph-rsid="000347aa"/>
    </style:style>
    <style:style style:name="P11" style:family="paragraph" style:parent-style-name="Preformatted_20_Text">
      <style:text-properties fo:color="#000000" style:font-name="Courier New" fo:font-size="9pt" fo:font-weight="bold" officeooo:rsid="000347aa" officeooo:paragraph-rsid="0004ab07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008000" style:font-name="Arial" fo:font-size="12pt" fo:font-weight="bold" officeooo:rsid="0004b9ca" officeooo:paragraph-rsid="0004b9ca" style:font-size-asian="10.5pt" style:font-weight-asian="normal" style:font-size-complex="12pt" style:font-weight-complex="normal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660e7a" fo:font-weight="bold"/>
    </style:style>
    <style:style style:name="T4" style:family="text">
      <style:text-properties fo:color="#660e7a" style:font-name="Courier New" fo:font-size="9pt" fo:font-weight="bold"/>
    </style:style>
    <style:style style:name="T5" style:family="text">
      <style:text-properties fo:color="#0000ff" fo:font-weight="bold"/>
    </style:style>
    <style:style style:name="T6" style:family="text">
      <style:text-properties fo:color="#0000ff" style:font-name="Courier New" fo:font-size="9pt" fo:font-weight="bold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  <style:style style:name="T9" style:family="text">
      <style:text-properties fo:color="#008000" fo:font-weight="bold" fo:background-color="#e4e4ff" loext:char-shading-value="0"/>
    </style:style>
    <style:style style:name="T10" style:family="text">
      <style:text-properties fo:color="#008000" style:font-name="Courier New" fo:font-size="9pt" fo:font-weight="bold"/>
    </style:style>
    <style:style style:name="T11" style:family="text">
      <style:text-properties fo:color="#008000" style:font-name="Courier New" fo:font-size="9pt" fo:font-weight="bold" fo:background-color="#ffe4ff" loext:char-shading-value="0"/>
    </style:style>
    <style:style style:name="T12" style:family="text">
      <style:text-properties style:font-name="Courier New" fo:font-size="9pt"/>
    </style:style>
    <style:style style:name="T13" style:family="text">
      <style:text-properties officeooo:rsid="0004ab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sic TextView </text:p>
      <text:p text:style-name="P1"/>
      <text:p text:style-name="P10">&lt;<text:span text:style-name="T2">TextView </text:span><text:span text:style-name="T3">android</text:span><text:span text:style-name="T5">:text=</text:span><text:span text:style-name="T8">"@string/app_header"</text:span></text:p>
      <text:p text:style-name="P9"><text:span text:style-name="T7"><text:s text:c="4"/></text:span><text:span text:style-name="T4">android</text:span><text:span text:style-name="T6">:layout_width=</text:span><text:span text:style-name="T10">"wrap_content"</text:span></text:p>
      <text:p text:style-name="P9"><text:span text:style-name="T7"><text:s text:c="4"/></text:span><text:span text:style-name="T4">android</text:span><text:span text:style-name="T6">:layout_height=</text:span><text:span text:style-name="T10">"wrap_content"</text:span></text:p>
      <text:p text:style-name="P9"><text:span text:style-name="T7"><text:s text:c="4"/></text:span><text:span text:style-name="T4">android</text:span><text:span text:style-name="T6">:layout_centerHorizontal=</text:span><text:span text:style-name="T10">"true"</text:span></text:p>
      <text:p text:style-name="P9"><text:span text:style-name="T7"><text:s text:c="4"/></text:span><text:span text:style-name="T4">android</text:span><text:span text:style-name="T6">:textSize=</text:span><text:span text:style-name="T10">"20sp"</text:span></text:p>
      <text:p text:style-name="P9"><text:span text:style-name="T7"><text:s text:c="4"/></text:span><text:span text:style-name="T4">android</text:span><text:span text:style-name="T6">:textStyle=</text:span><text:span text:style-name="T10">"</text:span><text:span text:style-name="T11">bold</text:span><text:span text:style-name="T10">"</text:span></text:p>
      <text:p text:style-name="P9"><text:span text:style-name="T7"><text:s text:c="4"/></text:span><text:span text:style-name="T4">android</text:span><text:span text:style-name="T6">:typeface=</text:span><text:span text:style-name="T10">"sans"</text:span></text:p>
      <text:p text:style-name="P6"><text:span text:style-name="T7"><text:s text:c="4"/></text:span><text:span text:style-name="T4">android</text:span><text:span text:style-name="T6">:id=</text:span><text:span text:style-name="T10">"@+id/headertext"</text:span><text:span text:style-name="T12">/&gt;</text:span></text:p>
      <text:p text:style-name="P3">Basic <text:span text:style-name="T13">List</text:span>View </text:p>
      <text:p text:style-name="P11">&lt;<text:span text:style-name="T1">ListView</text:span></text:p>
      <text:p text:style-name="P9"><text:span text:style-name="T1"><text:s text:c="4"/></text:span><text:span text:style-name="T4">android</text:span><text:span text:style-name="T6">:layout_below=</text:span><text:span text:style-name="T10">"@id/headertext"</text:span></text:p>
      <text:p text:style-name="P9"><text:span text:style-name="T7"><text:s text:c="4"/></text:span><text:span text:style-name="T4">android</text:span><text:span text:style-name="T6">:layout_width=</text:span><text:span text:style-name="T10">"match_parent"</text:span></text:p>
      <text:p text:style-name="P9"><text:span text:style-name="T7"><text:s text:c="4"/></text:span><text:span text:style-name="T4">android</text:span><text:span text:style-name="T6">:layout_height=</text:span><text:span text:style-name="T10">"wrap_content"</text:span></text:p>
      <text:p text:style-name="P6"><text:span text:style-name="T7"><text:s text:c="4"/></text:span><text:span text:style-name="T4">android</text:span><text:span text:style-name="T6">:background=</text:span><text:span text:style-name="T10">"@android:color/white"</text:span><text:span text:style-name="T12">/&gt;</text:span></text:p>
      <text:p text:style-name="P2">Listviews need suprisingly little xml setup, most of the intelligence is in the adapter I guess</text:p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9S</meta:editing-duration>
    <meta:editing-cycles>6</meta:editing-cycles>
    <meta:generator>LibreOffice/5.0.1.2$Windows_x86 LibreOffice_project/81898c9f5c0d43f3473ba111d7b351050be20261</meta:generator>
    <dc:date>2016-09-01T15:32:09.107000000</dc:date>
    <meta:document-statistic meta:table-count="0" meta:image-count="0" meta:object-count="0" meta:page-count="1" meta:paragraph-count="16" meta:word-count="34" meta:character-count="581" meta:non-whitespace-character-count="517"/>
    <meta:user-defined meta:name="Info 1"/>
    <meta:user-defined meta:name="Info 2"/>
    <meta:user-defined meta:name="Info 3"/>
    <meta:user-defined meta:name="Info 4"/>
  </office:meta>
</office:document-meta>
</file>